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font-weight="normal" officeooo:rsid="002a2806" officeooo:paragraph-rsid="001ef91b" style:font-weight-asian="normal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fo:font-weight="normal" officeooo:rsid="002a2806" officeooo:paragraph-rsid="001ef91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a2806" officeooo:paragraph-rsid="001ef91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5d10" officeooo:paragraph-rsid="001ef91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6ff4" officeooo:paragraph-rsid="001ef91b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82a98" officeooo:paragraph-rsid="001ef9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82a98" officeooo:paragraph-rsid="001ef91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f91b" officeooo:paragraph-rsid="001ef91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5d10" officeooo:paragraph-rsid="001ef91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ef91b" officeooo:paragraph-rsid="001ef91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2a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im:</text:p>
      <text:p text:style-name="P3">How to Pull code/content from a Remote Git repository in any branch without Merge commit?</text:p>
      <text:p text:style-name="P4"/>
      <text:p text:style-name="P5"><text:span text:style-name="T1">Requirements</text:span>:</text:p>
      <text:list xml:id="list9018119628104856335" text:style-name="L2">
        <text:list-header>
          <text:p text:style-name="P1">Should be done on a remote Git repository.</text:p>
          <text:p text:style-name="P6"/>
        </text:list-header>
      </text:list>
      <text:p text:style-name="P7"><text:span text:style-name="T1">Detailed Requirements</text:span>:</text:p>
      <text:list xml:id="list7602177130237341323" text:style-name="L3">
        <text:list-header>
          <text:p text:style-name="P2"><text:span text:style-name="T2">When many people are working on a project simultaneously, </text:span>code/content is pushed on to a remote git repository by all of them. In case a conflict arise or any collaborator tries to pull the code from the remote git repository after making his/her own changes in the code/content, an extra merge commit gets generated by git. However, we can avoid that extra merge commit from getting generated. </text:p>
          <text:p text:style-name="P2"/>
          <text:p text:style-name="P2">So, the task here is to document the steps as to how to achieve it ? You have to document the whole process of achieving the above mentioned aim in a text file and add it to your github account for submission.</text:p>
        </text:list-header>
      </text:list>
      <text:p text:style-name="P3"/>
      <text:p text:style-name="P3"/>
      <text:p text:style-name="P10">Solution: </text:p>
      <text:p text:style-name="P10">User 1</text:p>
      <text:p text:style-name="P8">User 1 is currently working on master branch. Then he made a new file f1.txt and added content to it.</text:p>
      <text:p text:style-name="P8"/>
      <text:p text:style-name="P8"><text:s/>f1.txt now contains:</text:p>
      <text:p text:style-name="P8">Second</text:p>
      <text:p text:style-name="P8">First</text:p>
      <text:p text:style-name="P8"/>
      <text:p text:style-name="P8"/>
      <text:p text:style-name="P8">User 1 now pushes the content to the remote repository named kip123.</text:p>
      <text:p text:style-name="P8">Now, user 2 was simultaneously making the changes to the f1.txt file.</text:p>
      <text:p text:style-name="P8">Now when user 2 will try to push the changes, he will first pull the changes made by user 1 and an extra merge commit will be generated.</text:p>
      <text:p text:style-name="P8">To remove this user 2 have to REBASE command.</text:p>
      <text:p text:style-name="P8"/>
      <text:p text:style-name="P10"><text:s/>git pull –rebase origin master</text:p>
      <text:p text:style-name="P10"/>
      <text:p text:style-name="P8">now user2 will get the updated file and will merge the changes to that file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0:27.606523377</meta:creation-date>
    <dc:date>2017-01-12T17:33:06.476731131</dc:date>
    <meta:editing-duration>P0D</meta:editing-duration>
    <meta:editing-cycles>1</meta:editing-cycles>
    <meta:document-statistic meta:table-count="0" meta:image-count="0" meta:object-count="0" meta:page-count="1" meta:paragraph-count="20" meta:word-count="247" meta:character-count="1349" meta:non-whitespace-character-count="1119"/>
    <meta:generator>LibreOffice/4.2.8.2$Linux_X86_64 LibreOffice_project/420m0$Build-2</meta:generator>
  </office:meta>
</office:document-meta>
</file>